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office:value-type="string">
            <text:p>N° Election;Election;Code Commune;Commune;N° Bureau;Bureau;Circonscritpion;Canton;Inscrits;Votants;Nuls;Exprimés;Procurations;N° Candidat;Candidat;Nombre de Voix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5;Liste ALIOT Louis <text:s text:c="32"/>;36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6;Liste ROCHEFORT Robert <text:s text:c="27"/>;23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9;Liste MELENCHON Jean-Luc <text:s text:c="25"/>;32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3;Liste ROZIÈRE Virginie <text:s text:c="27"/>;58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4;Liste BOVÉ José <text:s text:c="34"/>;69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5;Liste ALLIOT-MARIE Michèle <text:s text:c="23"/>;78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6;Liste BOUSSION Joseph <text:s text:c="28"/>;27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;Maison des Relations Internationales;2;01;910;370;1;367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5;Liste ALIOT Louis <text:s text:c="32"/>;32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6;Liste ROCHEFORT Robert <text:s text:c="27"/>;3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3;Liste ROZIÈRE Virginie <text:s text:c="27"/>;6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4;Liste BOVÉ José <text:s text:c="34"/>;117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5;Liste ALLIOT-MARIE Michèle <text:s text:c="23"/>;41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6;Liste BOUSSION Joseph <text:s text:c="28"/>;2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;Espace Martin Luther King;2;01;997;377;1;371;2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5;Liste ALIOT Louis <text:s text:c="32"/>;38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3;Liste ROZIÈRE Virginie <text:s text:c="27"/>;7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4;Liste BOVÉ José <text:s text:c="34"/>;128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5;Liste ALLIOT-MARIE Michèle <text:s text:c="23"/>;58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22;Liste LESELLIER Pascal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;Ecole Maternelle Jean-Jacques Rousseau;2;01;968;422;2;417;1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5;Liste ALIOT Louis <text:s text:c="32"/>;47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6;Liste ROCHEFORT Robert <text:s text:c="27"/>;55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4;Liste BOVÉ José <text:s text:c="34"/>;74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5;Liste ALLIOT-MARIE Michèle <text:s text:c="23"/>;7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;Salle Pagézy;2;01;1019;425;0;420;2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5;Liste ALIOT Louis <text:s text:c="32"/>;37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6;Liste ROCHEFORT Robert <text:s text:c="27"/>;51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1;Liste MAHUET Eric <text:s text:c="32"/>;8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3;Liste ROZIÈRE Virginie <text:s text:c="27"/>;101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4;Liste BOVÉ José <text:s text:c="34"/>;117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5;Liste ALLIOT-MARIE Michèle <text:s text:c="23"/>;61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21;Liste MARTINEZ Jean-Claude <text:s text:c="23"/>;8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;Salle Pagézy;2;01;1168;480;1;477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5;Liste ALIOT Louis <text:s text:c="32"/>;3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6;Liste ROCHEFORT Robert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9;Liste MELENCHON Jean-Luc <text:s text:c="25"/>;5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3;Liste ROZIÈRE Virginie <text:s text:c="27"/>;91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4;Liste BOVÉ José <text:s text:c="34"/>;114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5;Liste ALLIOT-MARIE Michèle <text:s text:c="23"/>;44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19;Liste CHAMAGNE Régis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;Ecole élémentaire Lamartine;2;01;1180;449;5;438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5;Liste ALIOT Louis <text:s text:c="32"/>;66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6;Liste ROCHEFORT Robert <text:s text:c="27"/>;65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9;Liste MELENCHON Jean-Luc <text:s text:c="25"/>;62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3;Liste ROZIÈRE Virginie <text:s text:c="27"/>;76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4;Liste BOVÉ José <text:s text:c="34"/>;63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5;Liste ALLIOT-MARIE Michèle <text:s text:c="23"/>;108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;Maison de la Démocratie;2;01;1056;498;1;490;1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5;Liste ALIOT Louis <text:s text:c="32"/>;65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6;Liste ROCHEFORT Robert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7;Liste MARTY Philippe <text:s text:c="29"/>;11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9;Liste MELENCHON Jean-Luc <text:s text:c="25"/>;48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3;Liste ROZIÈRE Virginie <text:s text:c="27"/>;98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4;Liste BOVÉ José <text:s text:c="34"/>;122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5;Liste ALLIOT-MARIE Michèle <text:s text:c="23"/>;114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6;Liste BOUSSION Joseph <text:s text:c="28"/>;33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;Ecole élémentaire Gambetta;2;01;1253;590;4;581;1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5;Liste ALIOT Louis <text:s text:c="32"/>;65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6;Liste ROCHEFORT Robert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9;Liste MELENCHON Jean-Luc <text:s text:c="25"/>;76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0;Liste HUSSET Marie Jeanne <text:s text:c="24"/>;1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3;Liste ROZIÈRE Virginie <text:s text:c="27"/>;79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4;Liste BOVÉ José <text:s text:c="34"/>;146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5;Liste ALLIOT-MARIE Michèle <text:s text:c="23"/>;64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6;Liste BOUSSION Joseph <text:s text:c="28"/>;51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24;Liste CAMUS Renaud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9;Ecole élémentaire Sévigné;2;01;1279;584;4;573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5;Liste ALIOT Louis <text:s text:c="32"/>;71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9;Liste MELENCHON Jean-Luc <text:s text:c="25"/>;61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1;Liste MAHUET Eric <text:s text:c="32"/>;1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3;Liste ROZIÈRE Virginie <text:s text:c="27"/>;103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4;Liste BOVÉ José <text:s text:c="34"/>;153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5;Liste ALLIOT-MARIE Michèle <text:s text:c="23"/>;45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6;Liste BOUSSION Joseph <text:s text:c="28"/>;36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;Ecole élémentaire Sévigné;2;01;1352;562;4;547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5;Liste ALIOT Louis <text:s text:c="32"/>;6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6;Liste ROCHEFORT Robert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9;Liste MELENCHON Jean-Luc <text:s text:c="25"/>;61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1;Liste MAHUET Eric <text:s text:c="32"/>;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3;Liste ROZIÈRE Virginie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4;Liste BOVÉ José <text:s text:c="34"/>;10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5;Liste ALLIOT-MARIE Michèle <text:s text:c="23"/>;65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6;Liste BOUSSION Joseph <text:s text:c="28"/>;38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22;Liste LESELLIER Pascal <text:s text:c="27"/>;15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;Ecole Maternelle Anatole France;2;01;1138;529;2;524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5;Liste ALIOT Louis <text:s text:c="32"/>;7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6;Liste ROCHEFORT Robert <text:s text:c="27"/>;45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1;Liste MAHUET Eric <text:s text:c="32"/>;8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3;Liste ROZIÈRE Virginie <text:s text:c="27"/>;71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4;Liste BOVÉ José <text:s text:c="34"/>;98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5;Liste ALLIOT-MARIE Michèle <text:s text:c="23"/>;89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6;Liste BOUSSION Joseph <text:s text:c="28"/>;22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2;Ecole Maternelle Anatole France;2;01;1199;497;1;491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5;Liste ALIOT Louis <text:s text:c="32"/>;57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1;Liste MAHUET Eric <text:s text:c="32"/>;1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3;Liste ROZIÈRE Virginie <text:s text:c="27"/>;97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4;Liste BOVÉ José <text:s text:c="34"/>;14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5;Liste ALLIOT-MARIE Michèle <text:s text:c="23"/>;59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6;Liste BOUSSION Joseph <text:s text:c="28"/>;26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21;Liste MARTINEZ Jean-Claude <text:s text:c="23"/>;9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;Ecole élémentaire Condorcet;3;02;1242;558;2;547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5;Liste ALIOT Louis <text:s text:c="32"/>;71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6;Liste ROCHEFORT Robert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7;Liste MARTY Philippe <text:s text:c="29"/>;11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9;Liste MELENCHON Jean-Luc <text:s text:c="25"/>;47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3;Liste ROZIÈRE Virginie <text:s text:c="27"/>;105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4;Liste BOVÉ José <text:s text:c="34"/>;138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5;Liste ALLIOT-MARIE Michèle <text:s text:c="23"/>;112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6;Liste BOUSSION Joseph <text:s text:c="28"/>;33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4;Ecole élémentaire Condorcet;3;02;1379;639;1;634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6;Liste ROCHEFORT Robert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9;Liste MELENCHON Jean-Luc <text:s text:c="25"/>;51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1;Liste MAHUET Eric <text:s text:c="32"/>;7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3;Liste ROZIÈRE Virginie <text:s text:c="27"/>;118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4;Liste BOVÉ José <text:s text:c="34"/>;98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5;Liste ALLIOT-MARIE Michèle <text:s text:c="23"/>;69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6;Liste BOUSSION Joseph <text:s text:c="28"/>;29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7;Liste LENNE Francis <text:s text:c="30"/>;8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21;Liste MARTINEZ Jean-Claude <text:s text:c="23"/>;9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5;Ecole élémentaire Eugène Pottier;3;02;1258;554;0;551;1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6;Liste ROCHEFORT Robert <text:s text:c="27"/>;34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0;Liste HUSSET Marie Jeanne <text:s text:c="24"/>;11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3;Liste ROZIÈRE Virginie <text:s text:c="27"/>;92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4;Liste BOVÉ José <text:s text:c="34"/>;101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5;Liste ALLIOT-MARIE Michèle <text:s text:c="23"/>;62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6;Liste BOUSSION Joseph <text:s text:c="28"/>;21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6;Ecole élémentaire Eugène Pottier;3;02;1157;470;1;458;1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5;Liste ALIOT Louis <text:s text:c="32"/>;6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6;Liste ROCHEFORT Robert <text:s text:c="27"/>;45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7;Liste MARTY Philippe <text:s text:c="29"/>;13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9;Liste MELENCHON Jean-Luc <text:s text:c="25"/>;64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1;Liste MAHUET Eric <text:s text:c="32"/>;6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3;Liste ROZIÈRE Virginie <text:s text:c="27"/>;112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4;Liste BOVÉ José <text:s text:c="34"/>;102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5;Liste ALLIOT-MARIE Michèle <text:s text:c="23"/>;78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7;Ecole élémentaire du Docteur Calmette;3;02;1207;532;2;526;12;25;Liste GROS Martine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5;Liste ALIOT Louis <text:s text:c="32"/>;55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6;Liste ROCHEFORT Robert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3;Liste ROZIÈRE Virginie <text:s text:c="27"/>;54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4;Liste BOVÉ José <text:s text:c="34"/>;6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5;Liste ALLIOT-MARIE Michèle <text:s text:c="23"/>;39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8;Ecole élémentaire du Docteur Calmette;3;02;925;316;1;309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5;Liste ALIOT Louis <text:s text:c="32"/>;113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6;Liste ROCHEFORT Robert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1;Liste MAHUET Eric <text:s text:c="32"/>;7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3;Liste ROZIÈRE Virginie <text:s text:c="27"/>;78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4;Liste BOVÉ José <text:s text:c="34"/>;101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5;Liste ALLIOT-MARIE Michèle <text:s text:c="23"/>;89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6;Liste BOUSSION Joseph <text:s text:c="28"/>;3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8;Liste NÈGRE Anne <text:s text:c="33"/>;7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9;Ecole élémentaire du Docteur Calmette;3;02;1183;562;7;544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5;Liste ALIOT Louis <text:s text:c="32"/>;91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9;Liste MELENCHON Jean-Luc <text:s text:c="25"/>;29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4;Liste BOVÉ José <text:s text:c="34"/>;62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5;Liste ALLIOT-MARIE Michèle <text:s text:c="23"/>;114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0;Ecole élémentaire Péricles;2;03;1070;499;8;486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5;Liste ALIOT Louis <text:s text:c="32"/>;8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6;Liste ROCHEFORT Robert <text:s text:c="27"/>;74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7;Liste MARTY Philippe <text:s text:c="29"/>;1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9;Liste MELENCHON Jean-Luc <text:s text:c="25"/>;6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0;Liste HUSSET Marie Jeanne <text:s text:c="24"/>;1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3;Liste ROZIÈRE Virginie <text:s text:c="27"/>;172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4;Liste BOVÉ José <text:s text:c="34"/>;9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5;Liste ALLIOT-MARIE Michèle <text:s text:c="23"/>;118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22;Liste LESELLIER Pascal <text:s text:c="27"/>;21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1;Ecole élémentaire Péricles;2;03;1505;702;3;690;1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5;Liste ALIOT Louis <text:s text:c="32"/>;75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9;Liste MELENCHON Jean-Luc <text:s text:c="25"/>;44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3;Liste ROZIÈRE Virginie <text:s text:c="27"/>;10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4;Liste BOVÉ José <text:s text:c="34"/>;66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5;Liste ALLIOT-MARIE Michèle <text:s text:c="23"/>;89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6;Liste BOUSSION Joseph <text:s text:c="28"/>;3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2;Ecole Maternelle Vasco de Gama;2;03;1003;517;4;506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5;Liste ALIOT Louis <text:s text:c="32"/>;4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9;Liste MELENCHON Jean-Luc <text:s text:c="25"/>;63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1;Liste MAHUET Eric <text:s text:c="32"/>;1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3;Liste ROZIÈRE Virginie <text:s text:c="27"/>;9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4;Liste BOVÉ José <text:s text:c="34"/>;119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5;Liste ALLIOT-MARIE Michèle <text:s text:c="23"/>;53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6;Liste BOUSSION Joseph <text:s text:c="28"/>;32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22;Liste LESELLIER Pascal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3;Ecole Maternelle la Fontaine;2;03;1041;490;0;480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5;Liste ALIOT Louis <text:s text:c="32"/>;81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6;Liste ROCHEFORT Robert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9;Liste MELENCHON Jean-Luc <text:s text:c="25"/>;63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3;Liste ROZIÈRE Virginie <text:s text:c="27"/>;103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4;Liste BOVÉ José <text:s text:c="34"/>;134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5;Liste ALLIOT-MARIE Michèle <text:s text:c="23"/>;67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6;Liste BOUSSION Joseph <text:s text:c="28"/>;36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8;Liste NÈGRE Anne <text:s text:c="33"/>;5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19;Liste CHAMAGNE Régis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4;Ecole élémentaire Jules Verne;2;03;1428;591;2;575;1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5;Liste ALIOT Louis <text:s text:c="32"/>;89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6;Liste ROCHEFORT Robert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0;Liste HUSSET Marie Jeanne <text:s text:c="24"/>;1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3;Liste ROZIÈRE Virginie <text:s text:c="27"/>;123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4;Liste BOVÉ José <text:s text:c="34"/>;158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5;Liste ALLIOT-MARIE Michèle <text:s text:c="23"/>;156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19;Liste CHAMAGNE Régis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5;Ecole élémentaire Jules Verne;2;03;1497;746;6;735;2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5;Liste ALIOT Louis <text:s text:c="32"/>;99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6;Liste ROCHEFORT Robert <text:s text:c="27"/>;66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3;Liste ROZIÈRE Virginie <text:s text:c="27"/>;113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4;Liste BOVÉ José <text:s text:c="34"/>;8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5;Liste ALLIOT-MARIE Michèle <text:s text:c="23"/>;109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6;Liste BOUSSION Joseph <text:s text:c="28"/>;3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6;Ecole élémentaire Sigmund Freud;2;03;1336;626;4;612;15;25;Liste GROS Martine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5;Liste ALIOT Louis <text:s text:c="32"/>;7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6;Liste ROCHEFORT Robert <text:s text:c="27"/>;76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9;Liste MELENCHON Jean-Luc <text:s text:c="25"/>;44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3;Liste ROZIÈRE Virginie <text:s text:c="27"/>;126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4;Liste BOVÉ José <text:s text:c="34"/>;106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5;Liste ALLIOT-MARIE Michèle <text:s text:c="23"/>;125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6;Liste BOUSSION Joseph <text:s text:c="28"/>;24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22;Liste LESELLIER Pascal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7;Ecole élémentaire Sigmund Freud;2;03;1267;635;1;625;1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5;Liste ALIOT Louis <text:s text:c="32"/>;85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6;Liste ROCHEFORT Robert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9;Liste MELENCHON Jean-Luc <text:s text:c="25"/>;56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3;Liste ROZIÈRE Virginie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4;Liste BOVÉ José <text:s text:c="34"/>;108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8;Ecole élémentaire Sigmund Freud;2;03;1157;516;13;502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5;Liste ALIOT Louis <text:s text:c="32"/>;9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6;Liste ROCHEFORT Robert <text:s text:c="27"/>;44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7;Liste MARTY Philippe <text:s text:c="29"/>;13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3;Liste ROZIÈRE Virginie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4;Liste BOVÉ José <text:s text:c="34"/>;95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5;Liste ALLIOT-MARIE Michèle <text:s text:c="23"/>;86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6;Liste BOUSSION Joseph <text:s text:c="28"/>;28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29;Ecole élémentaire Sigmund Freud;2;03;1360;548;5;536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5;Liste ALIOT Louis <text:s text:c="32"/>;5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7;Liste MARTY Philippe <text:s text:c="29"/>;16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0;Liste HUSSET Marie Jeanne <text:s text:c="24"/>;17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3;Liste ROZIÈRE Virginie <text:s text:c="27"/>;83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4;Liste BOVÉ José <text:s text:c="34"/>;69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5;Liste ALLIOT-MARIE Michèle <text:s text:c="23"/>;96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0;Ecole maternelle Teresa;2;03;885;465;3;453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5;Liste ALIOT Louis <text:s text:c="32"/>;61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6;Liste ROCHEFORT Robert <text:s text:c="27"/>;65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7;Liste MARTY Philippe <text:s text:c="29"/>;1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8;Liste PRADALIER Nicole <text:s text:c="27"/>;4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9;Liste MELENCHON Jean-Luc <text:s text:c="25"/>;8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3;Liste ROZIÈRE Virginie <text:s text:c="27"/>;104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4;Liste BOVÉ José <text:s text:c="34"/>;9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5;Liste ALLIOT-MARIE Michèle <text:s text:c="23"/>;157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1;Ecole élémentaire Jules Ferry;2;03;1193;606;10;587;2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5;Liste ALIOT Louis <text:s text:c="32"/>;69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3;Liste ROZIÈRE Virginie <text:s text:c="27"/>;49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4;Liste BOVÉ José <text:s text:c="34"/>;86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5;Liste ALLIOT-MARIE Michèle <text:s text:c="23"/>;63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2;Ecole élémentaire Jean Moulin;9;04;913;395;5;384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2;Liste TORREMOCHA Sandra <text:s text:c="26"/>;8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5;Liste ALIOT Louis <text:s text:c="32"/>;79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3;Liste ROZIÈRE Virginie <text:s text:c="27"/>;79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4;Liste BOVÉ José <text:s text:c="34"/>;108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5;Liste ALLIOT-MARIE Michèle <text:s text:c="23"/>;66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3;Ecole élémentaire Jean Moulin;9;04;998;485;2;475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5;Liste ALIOT Louis <text:s text:c="32"/>;81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6;Liste ROCHEFORT Robert <text:s text:c="27"/>;33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9;Liste MELENCHON Jean-Luc <text:s text:c="25"/>;46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3;Liste ROZIÈRE Virginie <text:s text:c="27"/>;94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4;Liste BOVÉ José <text:s text:c="34"/>;78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5;Liste ALLIOT-MARIE Michèle <text:s text:c="23"/>;54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6;Liste BOUSSION Joseph <text:s text:c="28"/>;21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4;Ecole élémentaire Jean Moulin;9;04;1091;466;5;453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5;Liste ALIOT Louis <text:s text:c="32"/>;136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6;Liste ROCHEFORT Robert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9;Liste MELENCHON Jean-Luc <text:s text:c="25"/>;33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3;Liste ROZIÈRE Virginie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4;Liste BOVÉ José <text:s text:c="34"/>;62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5;Liste ALLIOT-MARIE Michèle <text:s text:c="23"/>;45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35;Ecole élémentaire Jean Zay;9;04;1138;467;7;443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2;Liste TORREMOCHA Sandra <text:s text:c="26"/>;1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5;Liste ALIOT Louis <text:s text:c="32"/>;11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6;Liste ROCHEFORT Robert <text:s text:c="27"/>;35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3;Liste ROZIÈRE Virginie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4;Liste BOVÉ José <text:s text:c="34"/>;61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5;Liste ALLIOT-MARIE Michèle <text:s text:c="23"/>;9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6;Liste BOUSSION Joseph <text:s text:c="28"/>;25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21;Liste MARTINEZ Jean-Claude <text:s text:c="23"/>;9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23;Liste JUY Monique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6;Ecole élémentaire Jean Zay;9;04;1065;518;3;505;1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5;Liste ALIOT Louis <text:s text:c="32"/>;84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6;Liste ROCHEFORT Robert <text:s text:c="27"/>;4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4;Liste BOVÉ José <text:s text:c="34"/>;81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5;Liste ALLIOT-MARIE Michèle <text:s text:c="23"/>;98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7;Ecole élémentaire Paul Painlevé;9;04;923;490;3;480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5;Liste ALIOT Louis <text:s text:c="32"/>;3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6;Liste ROCHEFORT Robert <text:s text:c="27"/>;27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9;Liste MELENCHON Jean-Luc <text:s text:c="25"/>;2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3;Liste ROZIÈRE Virginie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4;Liste BOVÉ José <text:s text:c="34"/>;49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5;Liste ALLIOT-MARIE Michèle <text:s text:c="23"/>;37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8;Ecole élémentaire Paul Painlevé;9;04;684;257;1;251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;Liste HONDEMA-MOKRANE Faïrouz <text:s text:c="20"/>;1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5;Liste ALIOT Louis <text:s text:c="32"/>;58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1;Liste MAHUET Eric <text:s text:c="32"/>;6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3;Liste ROZIÈRE Virginie <text:s text:c="27"/>;69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4;Liste BOVÉ José <text:s text:c="34"/>;71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5;Liste ALLIOT-MARIE Michèle <text:s text:c="23"/>;59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6;Liste BOUSSION Joseph <text:s text:c="28"/>;13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39;Ecole élémentaire Jean Jaurès;9;04;959;387;3;378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5;Liste ALIOT Louis <text:s text:c="32"/>;72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9;Liste MELENCHON Jean-Luc <text:s text:c="25"/>;48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4;Liste BOVÉ José <text:s text:c="34"/>;76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5;Liste ALLIOT-MARIE Michèle <text:s text:c="23"/>;74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6;Liste BOUSSION Joseph <text:s text:c="28"/>;24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8;Liste NÈGRE Anne <text:s text:c="33"/>;9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0;Ecole élémentaire Jules Simon;9;04;1173;454;1;446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5;Liste ALIOT Louis <text:s text:c="32"/>;6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6;Liste ROCHEFORT Robert <text:s text:c="27"/>;23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9;Liste MELENCHON Jean-Luc <text:s text:c="25"/>;5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0;Liste HUSSET Marie Jeanne <text:s text:c="24"/>;11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3;Liste ROZIÈRE Virginie <text:s text:c="27"/>;67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4;Liste BOVÉ José <text:s text:c="34"/>;109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5;Liste ALLIOT-MARIE Michèle <text:s text:c="23"/>;38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1;Ecole élémentaire Jules Simon;9;04;959;426;2;421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5;Liste ALIOT Louis <text:s text:c="32"/>;5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6;Liste ROCHEFORT Robert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9;Liste MELENCHON Jean-Luc <text:s text:c="25"/>;47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3;Liste ROZIÈRE Virginie <text:s text:c="27"/>;68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4;Liste BOVÉ José <text:s text:c="34"/>;85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5;Liste ALLIOT-MARIE Michèle <text:s text:c="23"/>;55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6;Liste BOUSSION Joseph <text:s text:c="28"/>;36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2;Ecole élémentaire Victor Hugo;9;04;1073;426;2;414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;Liste HONDEMA-MOKRANE Faïrouz <text:s text:c="20"/>;1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5;Liste ALIOT Louis <text:s text:c="32"/>;72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6;Liste ROCHEFORT Robert <text:s text:c="27"/>;46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9;Liste MELENCHON Jean-Luc <text:s text:c="25"/>;63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3;Liste ROZIÈRE Virginie <text:s text:c="27"/>;83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4;Liste BOVÉ José <text:s text:c="34"/>;129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5;Liste ALLIOT-MARIE Michèle <text:s text:c="23"/>;62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6;Liste BOUSSION Joseph <text:s text:c="28"/>;35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8;Liste NÈGRE Anne <text:s text:c="33"/>;8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19;Liste CHAMAGNE Régis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3;Ecole élémentaire Victor Hugo;9;04;1350;562;5;549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5;Liste ALIOT Louis <text:s text:c="32"/>;85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6;Liste ROCHEFORT Robert <text:s text:c="27"/>;5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9;Liste MELENCHON Jean-Luc <text:s text:c="25"/>;35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2;Liste POUTOU Philippe <text:s text:c="28"/>;8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3;Liste ROZIÈRE Virginie <text:s text:c="27"/>;9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4;Liste BOVÉ José <text:s text:c="34"/>;98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5;Liste ALLIOT-MARIE Michèle <text:s text:c="23"/>;69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22;Liste LESELLIER Pascal <text:s text:c="27"/>;15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44;Ecole élémentaire Charles Dickens;1;05;1118;522;0;503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5;Liste ALIOT Louis <text:s text:c="32"/>;76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6;Liste ROCHEFORT Robert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9;Liste MELENCHON Jean-Luc <text:s text:c="25"/>;46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3;Liste ROZIÈRE Virginie <text:s text:c="27"/>;7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4;Liste BOVÉ José <text:s text:c="34"/>;105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5;Liste ALLIOT-MARIE Michèle <text:s text:c="23"/>;66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6;Liste BOUSSION Joseph <text:s text:c="28"/>;24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5;Ecole élémentaire Charles Dickens;1;05;1158;482;10;463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5;Liste ALIOT Louis <text:s text:c="32"/>;111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6;Liste ROCHEFORT Robert <text:s text:c="27"/>;33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3;Liste ROZIÈRE Virginie <text:s text:c="27"/>;66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4;Liste BOVÉ José <text:s text:c="34"/>;85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6;Liste BOUSSION Joseph <text:s text:c="28"/>;2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22;Liste LESELLIER Pascal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6;Mairie;1;05;1181;504;5;486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2;Liste TORREMOCHA Sandra <text:s text:c="26"/>;9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5;Liste ALIOT Louis <text:s text:c="32"/>;162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6;Liste ROCHEFORT Robert <text:s text:c="27"/>;45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3;Liste ROZIÈRE Virginie <text:s text:c="27"/>;98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4;Liste BOVÉ José <text:s text:c="34"/>;87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47;Ecole élémentaire Jean Macé;1;05;1352;620;7;594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5;Liste ALIOT Louis <text:s text:c="32"/>;92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6;Liste ROCHEFORT Robert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3;Liste ROZIÈRE Virginie <text:s text:c="27"/>;58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4;Liste BOVÉ José <text:s text:c="34"/>;45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5;Liste ALLIOT-MARIE Michèle <text:s text:c="23"/>;59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23;Liste JUY Monique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8;Ecole maternelle Jean Cocteau;1;05;1177;388;5;364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5;Liste ALIOT Louis <text:s text:c="32"/>;64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6;Liste ROCHEFORT Robert <text:s text:c="27"/>;24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3;Liste ROZIÈRE Virginie <text:s text:c="27"/>;51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4;Liste BOVÉ José <text:s text:c="34"/>;46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5;Liste ALLIOT-MARIE Michèle <text:s text:c="23"/>;47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49;Ecole maternelle Jean Cocteau;1;05;886;323;3;303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5;Liste ALIOT Louis <text:s text:c="32"/>;77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9;Liste MELENCHON Jean-Luc <text:s text:c="25"/>;2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3;Liste ROZIÈRE Virginie <text:s text:c="27"/>;63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4;Liste BOVÉ José <text:s text:c="34"/>;43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5;Liste ALLIOT-MARIE Michèle <text:s text:c="23"/>;5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0;Ecole maternelle Jean Cocteau;1;05;914;324;2;317;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5;Liste ALIOT Louis <text:s text:c="32"/>;82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3;Liste ROZIÈRE Virginie <text:s text:c="27"/>;7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4;Liste BOVÉ José <text:s text:c="34"/>;7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5;Liste ALLIOT-MARIE Michèle <text:s text:c="23"/>;83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1;Ecole élémentaire Jacques Brel;1;05;1079;437;1;432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5;Liste ALIOT Louis <text:s text:c="32"/>;76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6;Liste ROCHEFORT Robert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9;Liste MELENCHON Jean-Luc <text:s text:c="25"/>;33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3;Liste ROZIÈRE Virginie <text:s text:c="27"/>;86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4;Liste BOVÉ José <text:s text:c="34"/>;74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5;Liste ALLIOT-MARIE Michèle <text:s text:c="23"/>;92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6;Liste BOUSSION Joseph <text:s text:c="28"/>;2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22;Liste LESELLIER Pascal <text:s text:c="27"/>;15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52;Ecole élémentaire Jacques Brel;1;05;972;466;1;459;3;25;Liste GROS Martine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5;Liste ALIOT Louis <text:s text:c="32"/>;9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6;Liste ROCHEFORT Robert <text:s text:c="27"/>;56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5;Liste ALLIOT-MARIE Michèle <text:s text:c="23"/>;98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6;Liste BOUSSION Joseph <text:s text:c="28"/>;15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53;Ecole élémentaire Marie Curie;1;06;1089;502;7;489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5;Liste ALIOT Louis <text:s text:c="32"/>;135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3;Liste ROZIÈRE Virginie <text:s text:c="27"/>;71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4;Liste BOVÉ José <text:s text:c="34"/>;66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4;Maison Pour Tous Albert Camus;1;06;1208;493;3;476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5;Liste ALIOT Louis <text:s text:c="32"/>;94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6;Liste ROCHEFORT Robert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9;Liste MELENCHON Jean-Luc <text:s text:c="25"/>;32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3;Liste ROZIÈRE Virginie <text:s text:c="27"/>;6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4;Liste BOVÉ José <text:s text:c="34"/>;35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5;Liste ALLIOT-MARIE Michèle <text:s text:c="23"/>;58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5;Ecole élémentaire Georges Simenon;1;06;883;339;4;328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5;Liste ALIOT Louis <text:s text:c="32"/>;115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6;Liste ROCHEFORT Robert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9;Liste MELENCHON Jean-Luc <text:s text:c="25"/>;32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3;Liste ROZIÈRE Virginie <text:s text:c="27"/>;64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4;Liste BOVÉ José <text:s text:c="34"/>;43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5;Liste ALLIOT-MARIE Michèle <text:s text:c="23"/>;65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6;Ecole élémentaire Georges Simenon;1;06;904;395;4;386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5;Liste ALIOT Louis <text:s text:c="32"/>;116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6;Liste ROCHEFORT Robert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9;Liste MELENCHON Jean-Luc <text:s text:c="25"/>;47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0;Liste HUSSET Marie Jeanne <text:s text:c="24"/>;11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3;Liste ROZIÈRE Virginie <text:s text:c="27"/>;49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4;Liste BOVÉ José <text:s text:c="34"/>;37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5;Liste ALLIOT-MARIE Michèle <text:s text:c="23"/>;52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7;Ecole élémentaire Garibaldi;1;06;1001;379;4;366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5;Liste ALIOT Louis <text:s text:c="32"/>;97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6;Liste ROCHEFORT Robert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3;Liste ROZIÈRE Virginie <text:s text:c="27"/>;7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4;Liste BOVÉ José <text:s text:c="34"/>;37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5;Liste ALLIOT-MARIE Michèle <text:s text:c="23"/>;51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8;Ecole élémentaire Garibaldi;1;06;972;377;3;367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5;Liste ALIOT Louis <text:s text:c="32"/>;117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6;Liste ROCHEFORT Robert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9;Liste MELENCHON Jean-Luc <text:s text:c="25"/>;46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3;Liste ROZIÈRE Virginie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4;Liste BOVÉ José <text:s text:c="34"/>;4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5;Liste ALLIOT-MARIE Michèle <text:s text:c="23"/>;6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59;Ecole élémentaire Voltaire;1;06;1016;414;14;398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2;Liste TORREMOCHA Sandra <text:s text:c="26"/>;11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5;Liste ALIOT Louis <text:s text:c="32"/>;17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9;Liste MELENCHON Jean-Luc <text:s text:c="25"/>;67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3;Liste ROZIÈRE Virginie <text:s text:c="27"/>;5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4;Liste BOVÉ José <text:s text:c="34"/>;5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5;Liste ALLIOT-MARIE Michèle <text:s text:c="23"/>;63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6;Liste BOUSSION Joseph <text:s text:c="28"/>;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0;Ecole élémentaire <text:s/>Voltaire;1;06;1501;531;9;502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5;Liste ALIOT Louis <text:s text:c="32"/>;82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6;Liste ROCHEFORT Robert <text:s text:c="27"/>;3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9;Liste MELENCHON Jean-Luc <text:s text:c="25"/>;45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3;Liste ROZIÈRE Virginie <text:s text:c="27"/>;91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5;Liste ALLIOT-MARIE Michèle <text:s text:c="23"/>;7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6;Liste BOUSSION Joseph <text:s text:c="28"/>;2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1;Ecole maternelle Aliénor d'Aquitaine;1;06;986;465;3;460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5;Liste ALIOT Louis <text:s text:c="32"/>;116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6;Liste ROCHEFORT Robert <text:s text:c="27"/>;25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9;Liste MELENCHON Jean-Luc <text:s text:c="25"/>;26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3;Liste ROZIÈRE Virginie <text:s text:c="27"/>;67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4;Liste BOVÉ José <text:s text:c="34"/>;49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5;Liste ALLIOT-MARIE Michèle <text:s text:c="23"/>;83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6;Liste BOUSSION Joseph <text:s text:c="28"/>;13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2;Ecole Elémentaire Pierre de Ronsard;1;06;949;421;1;413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5;Liste ALIOT Louis <text:s text:c="32"/>;47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6;Liste ROCHEFORT Robert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3;Liste ROZIÈRE Virginie <text:s text:c="27"/>;42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4;Liste BOVÉ José <text:s text:c="34"/>;39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5;Liste ALLIOT-MARIE Michèle <text:s text:c="23"/>;34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6;Liste BOUSSION Joseph <text:s text:c="28"/>;8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3;Ecole maternelle Geneviève Bon;2;07;1071;249;2;239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5;Liste ALIOT Louis <text:s text:c="32"/>;46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6;Liste ROCHEFORT Robert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3;Liste ROZIÈRE Virginie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4;Liste BOVÉ José <text:s text:c="34"/>;27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5;Liste ALLIOT-MARIE Michèle <text:s text:c="23"/>;25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6;Liste BOUSSION Joseph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64;Ecole maternelle Geneviève Bon;2;07;933;205;5;185;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5;Liste ALIOT Louis <text:s text:c="32"/>;114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6;Liste ROCHEFORT Robert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9;Liste MELENCHON Jean-Luc <text:s text:c="25"/>;3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3;Liste ROZIÈRE Virginie <text:s text:c="27"/>;9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4;Liste BOVÉ José <text:s text:c="34"/>;93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5;Liste ALLIOT-MARIE Michèle <text:s text:c="23"/>;8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21;Liste MARTINEZ Jean-Claude <text:s text:c="23"/>;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22;Liste LESELLIER Pascal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5;Ecole élémentaire Julie Daubie;2;07;1388;538;2;534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5;Liste ALIOT Louis <text:s text:c="32"/>;76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6;Liste ROCHEFORT Robert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9;Liste MELENCHON Jean-Luc <text:s text:c="25"/>;5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3;Liste ROZIÈRE Virginie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4;Liste BOVÉ José <text:s text:c="34"/>;48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5;Liste ALLIOT-MARIE Michèle <text:s text:c="23"/>;46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21;Liste MARTINEZ Jean-Claude <text:s text:c="23"/>;8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6;Ecole élémentaire Julie Daubie;2;07;1251;375;3;362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5;Liste ALIOT Louis <text:s text:c="32"/>;51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6;Liste ROCHEFORT Robert <text:s text:c="27"/>;32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3;Liste ROZIÈRE Virginie <text:s text:c="27"/>;81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4;Liste BOVÉ José <text:s text:c="34"/>;93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5;Liste ALLIOT-MARIE Michèle <text:s text:c="23"/>;58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6;Liste BOUSSION Joseph <text:s text:c="28"/>;15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8;Liste NÈGRE Anne <text:s text:c="33"/>;7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24;Liste CAMUS Renaud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67;Ecole élémentaire Charles Baudelaire;2;07;935;427;3;414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5;Liste ALIOT Louis <text:s text:c="32"/>;72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6;Liste ROCHEFORT Robert <text:s text:c="27"/>;49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7;Liste MARTY Philippe <text:s text:c="29"/>;11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3;Liste ROZIÈRE Virginie <text:s text:c="27"/>;78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5;Liste ALLIOT-MARIE Michèle <text:s text:c="23"/>;83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6;Liste BOUSSION Joseph <text:s text:c="28"/>;24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24;Liste CAMUS Renaud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68;Ecole maternelle Rudyard Kipling;2;07;1030;487;4;479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5;Liste ALIOT Louis <text:s text:c="32"/>;49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9;Liste MELENCHON Jean-Luc <text:s text:c="25"/>;26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3;Liste ROZIÈRE Virginie <text:s text:c="27"/>;6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4;Liste BOVÉ José <text:s text:c="34"/>;6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5;Liste ALLIOT-MARIE Michèle <text:s text:c="23"/>;87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6;Liste BOUSSION Joseph <text:s text:c="28"/>;16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69;Ecole élémentaire Paul Langevin;2;07;836;378;2;370;1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5;Liste ALIOT Louis <text:s text:c="32"/>;49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4;Liste BOVÉ José <text:s text:c="34"/>;97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5;Liste ALLIOT-MARIE Michèle <text:s text:c="23"/>;8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6;Liste BOUSSION Joseph <text:s text:c="28"/>;21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0;Ecole élémentaire Paul Langevin;2;07;1013;426;2;419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5;Liste ALIOT Louis <text:s text:c="32"/>;6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9;Liste MELENCHON Jean-Luc <text:s text:c="25"/>;5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3;Liste ROZIÈRE Virginie <text:s text:c="27"/>;103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4;Liste BOVÉ José <text:s text:c="34"/>;147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5;Liste ALLIOT-MARIE Michèle <text:s text:c="23"/>;10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6;Liste BOUSSION Joseph <text:s text:c="28"/>;38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1;Ecole élémentaire Jeanne d'Arc;2;07;1243;592;3;579;1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3;Liste TELLECHEA Jean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5;Liste ALIOT Louis <text:s text:c="32"/>;103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6;Liste ROCHEFORT Robert <text:s text:c="27"/>;32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9;Liste MELENCHON Jean-Luc <text:s text:c="25"/>;53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2;Liste POUTOU Philippe <text:s text:c="28"/>;6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4;Liste BOVÉ José <text:s text:c="34"/>;154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5;Liste ALLIOT-MARIE Michèle <text:s text:c="23"/>;53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6;Liste BOUSSION Joseph <text:s text:c="28"/>;33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8;Liste NÈGRE Anne <text:s text:c="33"/>;7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21;Liste MARTINEZ Jean-Claude <text:s text:c="23"/>;7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2;Ecole maternelle du Dr Roux;2;07;1318;565;0;562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5;Liste ALIOT Louis <text:s text:c="32"/>;89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6;Liste ROCHEFORT Robert <text:s text:c="27"/>;4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9;Liste MELENCHON Jean-Luc <text:s text:c="25"/>;61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1;Liste MAHUET Eric <text:s text:c="32"/>;6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3;Liste ROZIÈRE Virginie <text:s text:c="27"/>;11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4;Liste BOVÉ José <text:s text:c="34"/>;106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5;Liste ALLIOT-MARIE Michèle <text:s text:c="23"/>;7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6;Liste BOUSSION Joseph <text:s text:c="28"/>;28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22;Liste LESELLIER Pascal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3;Ecole maternelle du Dr Roux;2;07;1269;578;9;561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5;Liste ALIOT Louis <text:s text:c="32"/>;78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6;Liste ROCHEFORT Robert <text:s text:c="27"/>;21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9;Liste MELENCHON Jean-Luc <text:s text:c="25"/>;27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3;Liste ROZIÈRE Virginie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4;Liste BOVÉ José <text:s text:c="34"/>;55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5;Liste ALLIOT-MARIE Michèle <text:s text:c="23"/>;7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4;Ecole maternelle du Dr Roux;2;07;886;362;1;354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5;Liste ALIOT Louis <text:s text:c="32"/>;111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6;Liste ROCHEFORT Robert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9;Liste MELENCHON Jean-Luc <text:s text:c="25"/>;54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3;Liste ROZIÈRE Virginie <text:s text:c="27"/>;72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4;Liste BOVÉ José <text:s text:c="34"/>;72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5;Liste ALLIOT-MARIE Michèle <text:s text:c="23"/>;71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5;Ecole Primaire Olympe de Gouges;2;07;1112;486;1;477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5;Liste ALIOT Louis <text:s text:c="32"/>;89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6;Liste ROCHEFORT Robert <text:s text:c="27"/>;38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3;Liste ROZIÈRE Virginie <text:s text:c="27"/>;4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4;Liste BOVÉ José <text:s text:c="34"/>;57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5;Liste ALLIOT-MARIE Michèle <text:s text:c="23"/>;85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21;Liste MARTINEZ Jean-Claude <text:s text:c="23"/>;8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6;Ecole élémentaire Frédéric Bazille;1;08;1082;392;1;389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;Liste HONDEMA-MOKRANE Faïrouz <text:s text:c="20"/>;1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5;Liste ALIOT Louis <text:s text:c="32"/>;56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3;Liste ROZIÈRE Virginie <text:s text:c="27"/>;58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4;Liste BOVÉ José <text:s text:c="34"/>;61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5;Liste ALLIOT-MARIE Michèle <text:s text:c="23"/>;46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77;Ecole élémentaire Frédéric Bazille;1;08;1059;336;2;329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5;Liste ALIOT Louis <text:s text:c="32"/>;65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6;Liste ROCHEFORT Robert <text:s text:c="27"/>;19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3;Liste ROZIÈRE Virginie <text:s text:c="27"/>;55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4;Liste BOVÉ José <text:s text:c="34"/>;64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5;Liste ALLIOT-MARIE Michèle <text:s text:c="23"/>;62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6;Liste BOUSSION Joseph <text:s text:c="28"/>;16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8;Ecole élémentaire Frédéric Bazille;1;08;1012;364;0;356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5;Liste ALIOT Louis <text:s text:c="32"/>;98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7;Liste MARTY Philippe <text:s text:c="29"/>;8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9;Liste MELENCHON Jean-Luc <text:s text:c="25"/>;43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3;Liste ROZIÈRE Virginie <text:s text:c="27"/>;69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4;Liste BOVÉ José <text:s text:c="34"/>;71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5;Liste ALLIOT-MARIE Michèle <text:s text:c="23"/>;86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79;Ecole élémentaire Winston Churchill;1;08;974;478;7;462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5;Liste ALIOT Louis <text:s text:c="32"/>;109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6;Liste ROCHEFORT Robert <text:s text:c="27"/>;69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7;Liste MARTY Philippe <text:s text:c="29"/>;12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0;Liste HUSSET Marie Jeanne <text:s text:c="24"/>;11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3;Liste ROZIÈRE Virginie <text:s text:c="27"/>;88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4;Liste BOVÉ José <text:s text:c="34"/>;96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5;Liste ALLIOT-MARIE Michèle <text:s text:c="23"/>;145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22;Liste LESELLIER Pascal <text:s text:c="27"/>;24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0;Ecole élémentaire Winston Churchill;1;08;1271;643;3;632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2;Liste TORREMOCHA Sandra <text:s text:c="26"/>;9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5;Liste ALIOT Louis <text:s text:c="32"/>;72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6;Liste ROCHEFORT Robert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3;Liste ROZIÈRE Virginie <text:s text:c="27"/>;35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4;Liste BOVÉ José <text:s text:c="34"/>;24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5;Liste ALLIOT-MARIE Michèle <text:s text:c="23"/>;2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6;Liste BOUSSION Joseph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1;Ecole maternelle Lily Boulanger;1;08;1030;256;8;232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5;Liste ALIOT Louis <text:s text:c="32"/>;107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6;Liste ROCHEFORT Robert <text:s text:c="27"/>;55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3;Liste ROZIÈRE Virginie <text:s text:c="27"/>;8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4;Liste BOVÉ José <text:s text:c="34"/>;68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5;Liste ALLIOT-MARIE Michèle <text:s text:c="23"/>;88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22;Liste LESELLIER Pascal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2;Ecole élémentaire Victor Schoelcher;1;08;1289;520;4;508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5;Liste ALIOT Louis <text:s text:c="32"/>;117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6;Liste ROCHEFORT Robert <text:s text:c="27"/>;5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9;Liste MELENCHON Jean-Luc <text:s text:c="25"/>;42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0;Liste HUSSET Marie Jeanne <text:s text:c="24"/>;12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3;Liste ROZIÈRE Virginie <text:s text:c="27"/>;114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4;Liste BOVÉ José <text:s text:c="34"/>;86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5;Liste ALLIOT-MARIE Michèle <text:s text:c="23"/>;102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6;Liste BOUSSION Joseph <text:s text:c="28"/>;16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20;Liste GHAZOUANE Sami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22;Liste LESELLIER Pascal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3;Maison de quartier Saint Exupéry;1;08;1348;602;3;592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2;Liste TORREMOCHA Sandra <text:s text:c="26"/>;7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5;Liste ALIOT Louis <text:s text:c="32"/>;142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9;Liste MELENCHON Jean-Luc <text:s text:c="25"/>;3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2;Liste POUTOU Philippe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3;Liste ROZIÈRE Virginie <text:s text:c="27"/>;91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4;Liste BOVÉ José <text:s text:c="34"/>;85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5;Liste ALLIOT-MARIE Michèle <text:s text:c="23"/>;86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23;Liste JUY Monique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4;Ecole élémentaire Sun Yat Sen;1;08;1370;558;6;541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5;Liste ALIOT Louis <text:s text:c="32"/>;77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6;Liste ROCHEFORT Robert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9;Liste MELENCHON Jean-Luc <text:s text:c="25"/>;52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3;Liste ROZIÈRE Virginie <text:s text:c="27"/>;83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4;Liste BOVÉ José <text:s text:c="34"/>;95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5;Liste ALLIOT-MARIE Michèle <text:s text:c="23"/>;96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5;Ecole élémentaire Sun Yat Sen;1;08;1118;523;2;514;1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5;Liste ALIOT Louis <text:s text:c="32"/>;91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6;Liste ROCHEFORT Robert <text:s text:c="27"/>;28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9;Liste MELENCHON Jean-Luc <text:s text:c="25"/>;49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3;Liste ROZIÈRE Virginie <text:s text:c="27"/>;79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4;Liste BOVÉ José <text:s text:c="34"/>;75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5;Liste ALLIOT-MARIE Michèle <text:s text:c="23"/>;68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6;Liste BOUSSION Joseph <text:s text:c="28"/>;22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7;Liste LENNE Francis <text:s text:c="30"/>;8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6;Maison pour tous Marie Curie;2;09;1278;467;5;453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5;Liste ALIOT Louis <text:s text:c="32"/>;45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6;Liste ROCHEFORT Robert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3;Liste ROZIÈRE Virginie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4;Liste BOVÉ José <text:s text:c="34"/>;2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5;Liste ALLIOT-MARIE Michèle <text:s text:c="23"/>;18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6;Liste BOUSSION Joseph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7;Ecole élémentaire Antoine Balard;2;09;1115;206;0;192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5;Liste ALIOT Louis <text:s text:c="32"/>;4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6;Liste ROCHEFORT Robert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9;Liste MELENCHON Jean-Luc <text:s text:c="25"/>;2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3;Liste ROZIÈRE Virginie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4;Liste BOVÉ José <text:s text:c="34"/>;16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5;Liste ALLIOT-MARIE Michèle <text:s text:c="23"/>;12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6;Liste BOUSSION Joseph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88;Ecole élémentaire Simon Bolivar;2;09;650;140;1;133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5;Liste ALIOT Louis <text:s text:c="32"/>;88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6;Liste ROCHEFORT Robert <text:s text:c="27"/>;1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9;Liste MELENCHON Jean-Luc <text:s text:c="25"/>;3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3;Liste ROZIÈRE Virginie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4;Liste BOVÉ José <text:s text:c="34"/>;28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5;Liste ALLIOT-MARIE Michèle <text:s text:c="23"/>;27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6;Liste BOUSSION Joseph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22;Liste LESELLIER Pascal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89;Ecole élémentaire <text:s/>Heidelberg;2;09;1003;274;2;268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5;Liste ALIOT Louis <text:s text:c="32"/>;46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6;Liste ROCHEFORT Robert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3;Liste ROZIÈRE Virginie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4;Liste BOVÉ José <text:s text:c="34"/>;9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5;Liste ALLIOT-MARIE Michèle <text:s text:c="23"/>;17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6;Liste BOUSSION Joseph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0;Ecole élémentaire <text:s/>Heidelberg;2;09;921;165;3;149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5;Liste ALIOT Louis <text:s text:c="32"/>;58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6;Liste ROCHEFORT Robert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9;Liste MELENCHON Jean-Luc <text:s text:c="25"/>;15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3;Liste ROZIÈRE Virginie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4;Liste BOVÉ José <text:s text:c="34"/>;16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5;Liste ALLIOT-MARIE Michèle <text:s text:c="23"/>;16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6;Liste BOUSSION Joseph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1;Ecole maternelle Cervantes;2;09;1070;178;2;169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5;Liste ALIOT Louis <text:s text:c="32"/>;71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6;Liste ROCHEFORT Robert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9;Liste MELENCHON Jean-Luc <text:s text:c="25"/>;15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3;Liste ROZIÈRE Virginie <text:s text:c="27"/>;25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4;Liste BOVÉ José <text:s text:c="34"/>;2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5;Liste ALLIOT-MARIE Michèle <text:s text:c="23"/>;14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6;Liste BOUSSION Joseph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22;Liste LESELLIER Pascal <text:s text:c="27"/>;1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2;Ecole élémentaire Léopold Sedar Senghor;2;09;853;177;8;164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5;Liste ALIOT Louis <text:s text:c="32"/>;66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6;Liste ROCHEFORT Robert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9;Liste MELENCHON Jean-Luc <text:s text:c="25"/>;29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3;Liste ROZIÈRE Virginie <text:s text:c="27"/>;59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4;Liste BOVÉ José <text:s text:c="34"/>;19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5;Liste ALLIOT-MARIE Michèle <text:s text:c="23"/>;27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6;Liste BOUSSION Joseph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22;Liste LESELLIER Pascal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93;Ecole maternelle James Joyce;2;09;1085;245;4;229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5;Liste ALIOT Louis <text:s text:c="32"/>;67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6;Liste ROCHEFORT Robert <text:s text:c="27"/>;23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9;Liste MELENCHON Jean-Luc <text:s text:c="25"/>;38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3;Liste ROZIÈRE Virginie <text:s text:c="27"/>;59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4;Liste BOVÉ José <text:s text:c="34"/>;56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5;Liste ALLIOT-MARIE Michèle <text:s text:c="23"/>;42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6;Liste BOUSSION Joseph <text:s text:c="28"/>;15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22;Liste LESELLIER Pascal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4;Ecole élémentaire Galilée;2;09;1114;346;0;331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5;Liste ALIOT Louis <text:s text:c="32"/>;9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9;Liste MELENCHON Jean-Luc <text:s text:c="25"/>;59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4;Liste BOVÉ José <text:s text:c="34"/>;37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5;Liste ALLIOT-MARIE Michèle <text:s text:c="23"/>;41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6;Liste BOUSSION Joseph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8;Liste NÈGRE Anne <text:s text:c="33"/>;7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5;Ecole maternelle Averroès;2;09;1368;375;3;363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5;Liste ALIOT Louis <text:s text:c="32"/>;5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6;Liste ROCHEFORT Robert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9;Liste MELENCHON Jean-Luc <text:s text:c="25"/>;45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3;Liste ROZIÈRE Virginie <text:s text:c="27"/>;64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4;Liste BOVÉ José <text:s text:c="34"/>;5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5;Liste ALLIOT-MARIE Michèle <text:s text:c="23"/>;26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6;Liste BOUSSION Joseph <text:s text:c="28"/>;13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96;Ecole élémentaire Marc Bloch;2;09;1006;300;2;288;5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5;Liste ALIOT Louis <text:s text:c="32"/>;4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2;Liste POUTOU Philippe <text:s text:c="28"/>;8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3;Liste ROZIÈRE Virginie <text:s text:c="27"/>;56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4;Liste BOVÉ José <text:s text:c="34"/>;9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5;Liste ALLIOT-MARIE Michèle <text:s text:c="23"/>;83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6;Liste BOUSSION Joseph <text:s text:c="28"/>;32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7;Ecole élémentaire Auguste Comte;8;10;902;409;2;407;1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5;Liste ALIOT Louis <text:s text:c="32"/>;31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6;Liste ROCHEFORT Robert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3;Liste ROZIÈRE Virginie <text:s text:c="27"/>;59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8;Ecole élémentaire Auguste Comte;8;10;824;365;6;356;2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5;Liste ALIOT Louis <text:s text:c="32"/>;39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6;Liste ROCHEFORT Robert <text:s text:c="27"/>;58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9;Liste MELENCHON Jean-Luc <text:s text:c="25"/>;39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3;Liste ROZIÈRE Virginie <text:s text:c="27"/>;87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4;Liste BOVÉ José <text:s text:c="34"/>;107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5;Liste ALLIOT-MARIE Michèle <text:s text:c="23"/>;82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6;Liste BOUSSION Joseph <text:s text:c="28"/>;29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23;Liste JUY Monique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99;Ecole maternelle Mozart;8;10;937;492;0;486;1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5;Liste ALIOT Louis <text:s text:c="32"/>;81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6;Liste ROCHEFORT Robert <text:s text:c="27"/>;87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9;Liste MELENCHON Jean-Luc <text:s text:c="25"/>;39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3;Liste ROZIÈRE Virginie <text:s text:c="27"/>;93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4;Liste BOVÉ José <text:s text:c="34"/>;95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5;Liste ALLIOT-MARIE Michèle <text:s text:c="23"/>;152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6;Liste BOUSSION Joseph <text:s text:c="28"/>;29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22;Liste LESELLIER Pascal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0;Ecole maternelle Mozart;8;10;1351;636;4;625;2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5;Liste ALIOT Louis <text:s text:c="32"/>;68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9;Liste MELENCHON Jean-Luc <text:s text:c="25"/>;43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4;Liste BOVÉ José <text:s text:c="34"/>;69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5;Liste ALLIOT-MARIE Michèle <text:s text:c="23"/>;72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1;Ecole maternelle Mozart;8;10;1085;426;0;418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5;Liste ALIOT Louis <text:s text:c="32"/>;86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9;Liste MELENCHON Jean-Luc <text:s text:c="25"/>;25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3;Liste ROZIÈRE Virginie <text:s text:c="27"/>;6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4;Liste BOVÉ José <text:s text:c="34"/>;65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5;Liste ALLIOT-MARIE Michèle <text:s text:c="23"/>;49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22;Liste LESELLIER Pascal <text:s text:c="27"/>;7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2;Ecole élémentaire Berthe Morisot;8;10;1112;372;1;360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5;Liste ALIOT Louis <text:s text:c="32"/>;7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6;Liste ROCHEFORT Robert <text:s text:c="27"/>;61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1;Liste MAHUET Eric <text:s text:c="32"/>;6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3;Liste ROZIÈRE Virginie <text:s text:c="27"/>;88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4;Liste BOVÉ José <text:s text:c="34"/>;89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5;Liste ALLIOT-MARIE Michèle <text:s text:c="23"/>;94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6;Liste BOUSSION Joseph <text:s text:c="28"/>;28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22;Liste LESELLIER Pascal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3;Ecole élémentaire Emile Combes;8;10;1098;529;2;521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5;Liste ALIOT Louis <text:s text:c="32"/>;7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6;Liste ROCHEFORT Robert <text:s text:c="27"/>;5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9;Liste MELENCHON Jean-Luc <text:s text:c="25"/>;35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1;Liste MAHUET Eric <text:s text:c="32"/>;8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3;Liste ROZIÈRE Virginie <text:s text:c="27"/>;77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4;Liste BOVÉ José <text:s text:c="34"/>;94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5;Liste ALLIOT-MARIE Michèle <text:s text:c="23"/>;79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6;Liste BOUSSION Joseph <text:s text:c="28"/>;33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20;Liste GHAZOUANE Sami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21;Liste MARTINEZ Jean-Claude <text:s text:c="23"/>;12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4;Ecole élémentaire Berthe Morisot;8;10;1291;495;5;487;1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5;Liste ALIOT Louis <text:s text:c="32"/>;115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6;Liste ROCHEFORT Robert <text:s text:c="27"/>;44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9;Liste MELENCHON Jean-Luc <text:s text:c="25"/>;53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2;Liste POUTOU Philippe <text:s text:c="28"/>;5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3;Liste ROZIÈRE Virginie <text:s text:c="27"/>;114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4;Liste BOVÉ José <text:s text:c="34"/>;65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5;Liste ALLIOT-MARIE Michèle <text:s text:c="23"/>;103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6;Liste BOUSSION Joseph <text:s text:c="28"/>;18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8;Liste NÈGRE Anne <text:s text:c="33"/>;8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5;Ecole élémentaire Léo Malet;8;10;1382;571;3;562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5;Liste ALIOT Louis <text:s text:c="32"/>;99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6;Liste ROCHEFORT Robert <text:s text:c="27"/>;26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9;Liste MELENCHON Jean-Luc <text:s text:c="25"/>;57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3;Liste ROZIÈRE Virginie <text:s text:c="27"/>;71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4;Liste BOVÉ José <text:s text:c="34"/>;127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5;Liste ALLIOT-MARIE Michèle <text:s text:c="23"/>;5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06;Ecole élémentaire Léo Malet;8;10;1387;499;4;484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5;Liste ALIOT Louis <text:s text:c="32"/>;12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6;Liste ROCHEFORT Robert <text:s text:c="27"/>;22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3;Liste ROZIÈRE Virginie <text:s text:c="27"/>;75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4;Liste BOVÉ José <text:s text:c="34"/>;67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5;Liste ALLIOT-MARIE Michèle <text:s text:c="23"/>;68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6;Liste BOUSSION Joseph <text:s text:c="28"/>;9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7;Ecole élémentaire Baruch Spinoza;8;10;1112;455;0;440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5;Liste ALIOT Louis <text:s text:c="32"/>;123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6;Liste ROCHEFORT Robert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9;Liste MELENCHON Jean-Luc <text:s text:c="25"/>;48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3;Liste ROZIÈRE Virginie <text:s text:c="27"/>;61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4;Liste BOVÉ José <text:s text:c="34"/>;65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5;Liste ALLIOT-MARIE Michèle <text:s text:c="23"/>;32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8;Ecole maternelle Hélène Boucher;1;08;1234;421;3;401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2;Liste TORREMOCHA Sandra <text:s text:c="26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5;Liste ALIOT Louis <text:s text:c="32"/>;4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6;Liste ROCHEFORT Robert <text:s text:c="27"/>;27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9;Liste MELENCHON Jean-Luc <text:s text:c="25"/>;33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3;Liste ROZIÈRE Virginie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4;Liste BOVÉ José <text:s text:c="34"/>;42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5;Liste ALLIOT-MARIE Michèle <text:s text:c="23"/>;5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6;Liste BOUSSION Joseph <text:s text:c="28"/>;12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09;Ecole Maternelle Marie Pape Carpantier;2;09;633;274;2;271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5;Liste ALIOT Louis <text:s text:c="32"/>;94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6;Liste ROCHEFORT Robert <text:s text:c="27"/>;49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9;Liste MELENCHON Jean-Luc <text:s text:c="25"/>;46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3;Liste ROZIÈRE Virginie <text:s text:c="27"/>;14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4;Liste BOVÉ José <text:s text:c="34"/>;94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5;Liste ALLIOT-MARIE Michèle <text:s text:c="23"/>;72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6;Liste BOUSSION Joseph <text:s text:c="28"/>;23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8;Liste NÈGRE Anne <text:s text:c="33"/>;4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22;Liste LESELLIER Pascal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0;Ecole élémentaire Péricles;2;03;1394;578;4;565;9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6;Liste ROCHEFORT Robert <text:s text:c="27"/>;3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9;Liste MELENCHON Jean-Luc <text:s text:c="25"/>;25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3;Liste ROZIÈRE Virginie <text:s text:c="27"/>;46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4;Liste BOVÉ José <text:s text:c="34"/>;47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5;Liste ALLIOT-MARIE Michèle <text:s text:c="23"/>;26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6;Liste BOUSSION Joseph <text:s text:c="28"/>;7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22;Liste LESELLIER Pascal <text:s text:c="27"/>;6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1;Maison pour Tous Mélina Mercouri;9;04;942;284;3;274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5;Liste ALIOT Louis <text:s text:c="32"/>;86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3;Liste ROZIÈRE Virginie <text:s text:c="27"/>;107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4;Liste BOVÉ José <text:s text:c="34"/>;9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5;Liste ALLIOT-MARIE Michèle <text:s text:c="23"/>;77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7;Liste LENNE Francis <text:s text:c="30"/>;7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2;Ecole maternelle Aliénor d'Aquitaine;1;06;1207;496;3;486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5;Liste ALIOT Louis <text:s text:c="32"/>;11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6;Liste ROCHEFORT Robert <text:s text:c="27"/>;37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9;Liste MELENCHON Jean-Luc <text:s text:c="25"/>;43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3;Liste ROZIÈRE Virginie <text:s text:c="27"/>;95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4;Liste BOVÉ José <text:s text:c="34"/>;95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5;Liste ALLIOT-MARIE Michèle <text:s text:c="23"/>;96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22;Liste LESELLIER Pascal <text:s text:c="27"/>;19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13;Maison de Quartier Saint-Exupéry;1;08;1092;555;1;547;11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5;Liste ALIOT Louis <text:s text:c="32"/>;124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7;Liste MARTY Philippe <text:s text:c="29"/>;9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3;Liste ROZIÈRE Virginie <text:s text:c="27"/>;84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4;Liste BOVÉ José <text:s text:c="34"/>;76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5;Liste ALLIOT-MARIE Michèle <text:s text:c="23"/>;82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6;Liste BOUSSION Joseph <text:s text:c="28"/>;2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22;Liste LESELLIER Pascal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4;Ecole Maternelle Marguerite Yourcenar;8;10;1492;510;2;499;1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5;Liste ALIOT Louis <text:s text:c="32"/>;126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6;Liste ROCHEFORT Robert <text:s text:c="27"/>;44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9;Liste MELENCHON Jean-Luc <text:s text:c="25"/>;5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0;Liste HUSSET Marie Jeanne <text:s text:c="24"/>;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3;Liste ROZIÈRE Virginie <text:s text:c="27"/>;66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4;Liste BOVÉ José <text:s text:c="34"/>;112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5;Liste ALLIOT-MARIE Michèle <text:s text:c="23"/>;95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22;Liste LESELLIER Pascal <text:s text:c="27"/>;18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5;Ecole élémentaire Baruch Spinoza;8;10;1344;578;4;563;7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5;Liste ALIOT Louis <text:s text:c="32"/>;68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6;Liste ROCHEFORT Robert <text:s text:c="27"/>;33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9;Liste MELENCHON Jean-Luc <text:s text:c="25"/>;27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3;Liste ROZIÈRE Virginie <text:s text:c="27"/>;57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4;Liste BOVÉ José <text:s text:c="34"/>;54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5;Liste ALLIOT-MARIE Michèle <text:s text:c="23"/>;59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6;Ecole Primaire M. de L Hospital;9;04;924;338;1;327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2;Liste TORREMOCHA Sandra <text:s text:c="26"/>;6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5;Liste ALIOT Louis <text:s text:c="32"/>;91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6;Liste ROCHEFORT Robert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7;Liste MARTY Philippe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0;Liste HUSSET Marie Jeanne <text:s text:c="24"/>;8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3;Liste ROZIÈRE Virginie <text:s text:c="27"/>;88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4;Liste BOVÉ José <text:s text:c="34"/>;76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5;Liste ALLIOT-MARIE Michèle <text:s text:c="23"/>;6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8;Liste NÈGRE Anne <text:s text:c="33"/>;6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17;Ecole Maternelle Geneviève de Gaulle Anthonioz;9;04;1194;474;7;459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5;Liste ALIOT Louis <text:s text:c="32"/>;108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6;Liste ROCHEFORT Robert <text:s text:c="27"/>;31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7;Liste MARTY Philippe <text:s text:c="29"/>;6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9;Liste MELENCHON Jean-Luc <text:s text:c="25"/>;36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3;Liste ROZIÈRE Virginie <text:s text:c="27"/>;68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4;Liste BOVÉ José <text:s text:c="34"/>;69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5;Liste ALLIOT-MARIE Michèle <text:s text:c="23"/>;63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6;Liste BOUSSION Joseph <text:s text:c="28"/>;21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7;Liste LENNE Francis <text:s text:c="30"/>;5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8;Maison Pour Tous Mélina Mercouri;9;04;1130;447;3;437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6;Liste ROCHEFORT Robert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9;Liste MELENCHON Jean-Luc <text:s text:c="25"/>;37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2;Liste POUTOU Philippe <text:s text:c="28"/>;1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3;Liste ROZIÈRE Virginie <text:s text:c="27"/>;43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4;Liste BOVÉ José <text:s text:c="34"/>;26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5;Liste ALLIOT-MARIE Michèle <text:s text:c="23"/>;26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6;Liste BOUSSION Joseph <text:s text:c="28"/>;9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19;Ecole Maternelle Nicolas Copernic;2;09;1038;254;4;234;8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5;Liste ALIOT Louis <text:s text:c="32"/>;85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6;Liste ROCHEFORT Robert <text:s text:c="27"/>;35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9;Liste MELENCHON Jean-Luc <text:s text:c="25"/>;34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3;Liste ROZIÈRE Virginie <text:s text:c="27"/>;74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4;Liste BOVÉ José <text:s text:c="34"/>;6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5;Liste ALLIOT-MARIE Michèle <text:s text:c="23"/>;36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19;Liste CHAMAGNE Régis <text:s text:c="29"/>;5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0;Ecole Maternelle Marguerite Yourcenar;8;10;970;373;2;365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5;Liste ALIOT Louis <text:s text:c="32"/>;104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6;Liste ROCHEFORT Robert <text:s text:c="27"/>;39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9;Liste MELENCHON Jean-Luc <text:s text:c="25"/>;35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3;Liste ROZIÈRE Virginie <text:s text:c="27"/>;98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4;Liste BOVÉ José <text:s text:c="34"/>;8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5;Liste ALLIOT-MARIE Michèle <text:s text:c="23"/>;131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6;Liste BOUSSION Joseph <text:s text:c="28"/>;3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21;Liste MARTINEZ Jean-Claude <text:s text:c="23"/>;6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22;Liste LESELLIER Pascal <text:s text:c="27"/>;4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24;Liste CAMUS Renaud <text:s text:c="31"/>;1</text:p>
          </table:table-cell>
        </table:table-row>
        <table:table-row table:style-name="ro1">
          <table:table-cell office:value-type="string">
            <text:p>277;Election du Parlement Européen - Scrutin du 25 Mai 2014;34172;Montpellier;121;Mairie;9;04;1217;568;5;550;1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2;Liste TORREMOCHA Sandra <text:s text:c="26"/>;2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5;Liste ALIOT Louis <text:s text:c="32"/>;101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6;Liste ROCHEFORT Robert <text:s text:c="27"/>;44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9;Liste MELENCHON Jean-Luc <text:s text:c="25"/>;41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3;Liste ROZIÈRE Virginie <text:s text:c="27"/>;97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4;Liste BOVÉ José <text:s text:c="34"/>;77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5;Liste ALLIOT-MARIE Michèle <text:s text:c="23"/>;108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6;Liste BOUSSION Joseph <text:s text:c="28"/>;17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7;Liste LENNE Francis <text:s text:c="30"/>;9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22;Liste LESELLIER Pascal <text:s text:c="27"/>;17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23;Liste JUY Monique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2;Ecole Prim. M. de L Hospital;9;04;1114;551;5;533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2;Liste TORREMOCHA Sandra <text:s text:c="26"/>;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5;Liste ALIOT Louis <text:s text:c="32"/>;47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6;Liste ROCHEFORT Robert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7;Liste MARTY Philippe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9;Liste MELENCHON Jean-Luc <text:s text:c="25"/>;31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0;Liste HUSSET Marie Jeanne <text:s text:c="24"/>;6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1;Liste MAHUET Eric <text:s text:c="32"/>;3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2;Liste POUTOU Philippe <text:s text:c="28"/>;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3;Liste ROZIÈRE Virginie <text:s text:c="27"/>;5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4;Liste BOVÉ José <text:s text:c="34"/>;4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5;Liste ALLIOT-MARIE Michèle <text:s text:c="23"/>;35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6;Liste BOUSSION Joseph <text:s text:c="28"/>;16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7;Liste LENNE Francis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19;Liste CHAMAGNE Régis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23;Liste JUY Monique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3;Ecole Primaire Cheng-Du;9;04;592;300;5;287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5;Liste ALIOT Louis <text:s text:c="32"/>;37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6;Liste ROCHEFORT Robert <text:s text:c="27"/>;27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7;Liste MARTY Philippe <text:s text:c="29"/>;7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9;Liste MELENCHON Jean-Luc <text:s text:c="25"/>;25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0;Liste HUSSET Marie Jeanne <text:s text:c="24"/>;4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1;Liste MAHUET Eric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3;Liste ROZIÈRE Virginie <text:s text:c="27"/>;48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4;Liste BOVÉ José <text:s text:c="34"/>;59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5;Liste ALLIOT-MARIE Michèle <text:s text:c="23"/>;36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6;Liste BOUSSION Joseph <text:s text:c="28"/>;1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4;Ecole Mat. Agrippa d Aubigne;3;02;692;273;3;265;1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5;Liste ALIOT Louis <text:s text:c="32"/>;66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6;Liste ROCHEFORT Robert <text:s text:c="27"/>;5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9;Liste MELENCHON Jean-Luc <text:s text:c="25"/>;26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0;Liste HUSSET Marie Jeanne <text:s text:c="24"/>;9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1;Liste MAHUET Eric <text:s text:c="32"/>;5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3;Liste ROZIÈRE Virginie <text:s text:c="27"/>;89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4;Liste BOVÉ José <text:s text:c="34"/>;81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5;Liste ALLIOT-MARIE Michèle <text:s text:c="23"/>;96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21;Liste MARTINEZ Jean-Claude <text:s text:c="23"/>;4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22;Liste LESELLIER Pascal <text:s text:c="27"/>;5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5;Ecole Maternelle Teresa;2;03;942;470;7;463;1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2;Liste TORREMOCHA Sandra <text:s text:c="26"/>;5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5;Liste ALIOT Louis <text:s text:c="32"/>;6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6;Liste ROCHEFORT Robert <text:s text:c="27"/>;8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9;Liste MELENCHON Jean-Luc <text:s text:c="25"/>;28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0;Liste HUSSET Marie Jeanne <text:s text:c="24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3;Liste ROZIÈRE Virginie <text:s text:c="27"/>;4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4;Liste BOVÉ José <text:s text:c="34"/>;21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5;Liste ALLIOT-MARIE Michèle <text:s text:c="23"/>;19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6;Liste BOUSSION Joseph <text:s text:c="28"/>;8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7;Liste LENNE Francis <text:s text:c="30"/>;3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21;Liste MARTINEZ Jean-Claude <text:s text:c="23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22;Liste LESELLIER Pascal <text:s text:c="27"/>;2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6;Maison de quartier Caillens;1;05;837;219;7;204;6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5;Liste ALIOT Louis <text:s text:c="32"/>;6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6;Liste ROCHEFORT Robert <text:s text:c="27"/>;13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7;Liste MARTY Philippe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9;Liste MELENCHON Jean-Luc <text:s text:c="25"/>;16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0;Liste HUSSET Marie Jeanne <text:s text:c="24"/>;5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2;Liste POUTOU Philippe <text:s text:c="28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3;Liste ROZIÈRE Virginie <text:s text:c="27"/>;6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4;Liste BOVÉ José <text:s text:c="34"/>;45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5;Liste ALLIOT-MARIE Michèle <text:s text:c="23"/>;49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6;Liste BOUSSION Joseph <text:s text:c="28"/>;1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19;Liste CHAMAGNE Régis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21;Liste MARTINEZ Jean-Claude <text:s text:c="23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22;Liste LESELLIER Pascal <text:s text:c="27"/>;9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7;Ecole Primaire Beethoven;1;06;690;287;3;280;4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2;Liste TORREMOCHA Sandra <text:s text:c="26"/>;3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5;Liste ALIOT Louis <text:s text:c="32"/>;5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6;Liste ROCHEFORT Robert <text:s text:c="27"/>;2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7;Liste MARTY Philippe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9;Liste MELENCHON Jean-Luc <text:s text:c="25"/>;26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3;Liste ROZIÈRE Virginie <text:s text:c="27"/>;5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4;Liste BOVÉ José <text:s text:c="34"/>;3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5;Liste ALLIOT-MARIE Michèle <text:s text:c="23"/>;37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6;Liste BOUSSION Joseph <text:s text:c="28"/>;15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7;Liste LENNE Francis <text:s text:c="30"/>;4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8;Liste NÈGRE Anne <text:s text:c="33"/>;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19;Liste CHAMAGNE Régis <text:s text:c="29"/>;3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22;Liste LESELLIER Pascal <text:s text:c="27"/>;11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24;Liste CAMUS Renaud <text:s text:c="31"/>;2</text:p>
          </table:table-cell>
        </table:table-row>
        <table:table-row table:style-name="ro1">
          <table:table-cell office:value-type="string">
            <text:p>277;Election du Parlement Européen - Scrutin du 25 Mai 2014;34172;Montpellier;128;Ecole Primaire Beethoven;1;06;618;269;3;262;0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5;Liste ALIOT Louis <text:s text:c="32"/>;33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6;Liste ROCHEFORT Robert <text:s text:c="27"/>;16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7;Liste MARTY Philippe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9;Liste MELENCHON Jean-Luc <text:s text:c="25"/>;16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0;Liste HUSSET Marie Jeanne <text:s text:c="24"/>;2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1;Liste MAHUET Eric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3;Liste ROZIÈRE Virginie <text:s text:c="27"/>;29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4;Liste BOVÉ José <text:s text:c="34"/>;37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5;Liste ALLIOT-MARIE Michèle <text:s text:c="23"/>;26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6;Liste BOUSSION Joseph <text:s text:c="28"/>;9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7;Liste LENNE Francis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8;Liste NÈGRE Anne <text:s text:c="33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19;Liste CHAMAGNE Régis <text:s text:c="29"/>;1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21;Liste MARTINEZ Jean-Claude <text:s text:c="23"/>;5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22;Liste LESELLIER Pascal <text:s text:c="27"/>;3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29;Ecole Elementaire Rabelais;2;09;495;194;4;183;2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4;Liste COUROSSE Gaël <text:s text:c="30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5;Liste ALIOT Louis <text:s text:c="32"/>;53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6;Liste ROCHEFORT Robert <text:s text:c="27"/>;14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9;Liste MELENCHON Jean-Luc <text:s text:c="25"/>;29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0;Liste HUSSET Marie Jeanne <text:s text:c="24"/>;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1;Liste MAHUET Eric <text:s text:c="32"/>;4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2;Liste POUTOU Philippe <text:s text:c="28"/>;3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3;Liste ROZIÈRE Virginie <text:s text:c="27"/>;36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4;Liste BOVÉ José <text:s text:c="34"/>;47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5;Liste ALLIOT-MARIE Michèle <text:s text:c="23"/>;3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6;Liste BOUSSION Joseph <text:s text:c="28"/>;14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7;Liste LENNE Francis <text:s text:c="30"/>;2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8;Liste NÈGRE Anne <text:s text:c="33"/>;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21;Liste MARTINEZ Jean-Claude <text:s text:c="23"/>;3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22;Liste LESELLIER Pascal <text:s text:c="27"/>;1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23;Liste JUY Monique <text:s text:c="32"/>;1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0;Maison pour Tous Colucci;1;08;763;262;2;256;3;25;Liste GROS Martine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;Liste HONDEMA-MOKRANE Faïrouz <text:s text:c="20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2;Liste TORREMOCHA Sandra <text:s text:c="26"/>;1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3;Liste TELLECHEA Jean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4;Liste COUROSSE Gaël <text:s text:c="30"/>;1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5;Liste ALIOT Louis <text:s text:c="32"/>;69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6;Liste ROCHEFORT Robert <text:s text:c="27"/>;47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7;Liste MARTY Philippe <text:s text:c="29"/>;4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8;Liste PRADALIER Nicole <text:s text:c="27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9;Liste MELENCHON Jean-Luc <text:s text:c="25"/>;4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0;Liste HUSSET Marie Jeanne <text:s text:c="24"/>;7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1;Liste MAHUET Eric <text:s text:c="32"/>;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2;Liste POUTOU Philippe <text:s text:c="28"/>;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3;Liste ROZIÈRE Virginie <text:s text:c="27"/>;109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4;Liste BOVÉ José <text:s text:c="34"/>;8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5;Liste ALLIOT-MARIE Michèle <text:s text:c="23"/>;49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6;Liste BOUSSION Joseph <text:s text:c="28"/>;19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7;Liste LENNE Francis <text:s text:c="30"/>;6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8;Liste NÈGRE Anne <text:s text:c="33"/>;3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19;Liste CHAMAGNE Régis <text:s text:c="29"/>;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20;Liste GHAZOUANE Sami <text:s text:c="29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21;Liste MARTINEZ Jean-Claude <text:s text:c="23"/>;1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22;Liste LESELLIER Pascal <text:s text:c="27"/>;12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23;Liste JUY Monique <text:s text:c="32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24;Liste CAMUS Renaud <text:s text:c="31"/>;0</text:p>
          </table:table-cell>
        </table:table-row>
        <table:table-row table:style-name="ro1">
          <table:table-cell office:value-type="string">
            <text:p>277;Election du Parlement Européen - Scrutin du 25 Mai 2014;34172;Montpellier;131;Ecole Primaire F. Mitterrand;8;10;955;466;1;456;10;25;Liste GROS Martine <text:s text:c="31"/>;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27/05/2014</text:date>, <text:time>16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76" meta:object-count="0"/>
    <meta:generator>OpenOffice/4.0.1$Win32 OpenOffice.org_project/401m5$Build-9714</meta:generator>
  </office:meta>
</office:document-meta>
</file>